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SContext.NSContext( NSContext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SContext.register( String 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SContext.getNamespace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SContext.getPrefixes( final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SContext.derefQName( String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SContext.readExternal( ObjectInput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SContext.register( Map &lt; String , String &gt; prefix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SContext.writeExternal( ObjectOutput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SContext.get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SContext.to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SContext.N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SContext.ge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SContext.getUri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